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000000000AA0000009D54E1DD3A0350F29D.png" manifest:media-type="image/png"/>
  <manifest:file-entry manifest:full-path="Pictures/100003A500000164000001C8A5B2E84C42C85B96.svg" manifest:media-type="image/svg+xml"/>
  <manifest:file-entry manifest:full-path="Pictures/100006A20000018D0000018D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3.886cm" style:rel-column-width="14979*"/>
    </style:style>
    <style:style style:name="Table11.B" style:family="table-column">
      <style:table-column-properties style:column-width="5.653cm" style:rel-column-width="21792*"/>
    </style:style>
    <style:style style:name="Table11.C" style:family="table-column">
      <style:table-column-properties style:column-width="7.461cm" style:rel-column-width="2876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2" style:family="table-row">
      <style:table-row-properties style:min-row-height="0.547cm"/>
    </style:style>
    <style:style style:name="P1" style:family="paragraph" style:parent-style-name="Text_20_body">
      <style:paragraph-properties fo:margin-top="0cm" fo:margin-bottom="0cm" loext:contextual-spacing="false"/>
      <style:text-properties officeooo:rsid="00a63dc4" officeooo:paragraph-rsid="00d9bf0e"/>
    </style:style>
    <style:style style:name="P2" style:family="paragraph" style:parent-style-name="Text_20_body">
      <style:paragraph-properties fo:margin-top="0cm" fo:margin-bottom="0cm" loext:contextual-spacing="false"/>
      <style:text-properties officeooo:rsid="00a63dc4" officeooo:paragraph-rsid="00a63dc4"/>
    </style:style>
    <style:style style:name="P3" style:family="paragraph" style:parent-style-name="Text_20_body">
      <style:paragraph-properties fo:margin-top="0cm" fo:margin-bottom="0cm" loext:contextual-spacing="false"/>
      <style:text-properties officeooo:rsid="00c5dc8b" officeooo:paragraph-rsid="00c5dc8b"/>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officeooo:paragraph-rsid="00a63dc4"/>
    </style:style>
    <style:style style:name="P6" style:family="paragraph" style:parent-style-name="Footer">
      <style:paragraph-properties fo:text-align="end" style:justify-single-word="false"/>
      <style:text-properties officeooo:paragraph-rsid="007aace0"/>
    </style:style>
    <style:style style:name="P7" style:family="paragraph" style:parent-style-name="Footer">
      <style:paragraph-properties fo:text-align="start" style:justify-single-word="false"/>
      <style:text-properties officeooo:paragraph-rsid="007aace0"/>
    </style:style>
    <style:style style:name="P8" style:family="paragraph" style:parent-style-name="Footer">
      <style:text-properties officeooo:paragraph-rsid="0029a911"/>
    </style:style>
    <style:style style:name="P9" style:family="paragraph" style:parent-style-name="Text_20_body">
      <style:text-properties fo:language="en" fo:country="US" officeooo:rsid="001f0121" officeooo:paragraph-rsid="001f0121"/>
    </style:style>
    <style:style style:name="P10" style:family="paragraph" style:parent-style-name="Text_20_body">
      <style:text-properties fo:language="en" fo:country="US" officeooo:rsid="001f0121" officeooo:paragraph-rsid="00733b65"/>
    </style:style>
    <style:style style:name="P11" style:family="paragraph" style:parent-style-name="Text_20_body">
      <style:text-properties fo:language="en" fo:country="US" officeooo:rsid="001f0121" officeooo:paragraph-rsid="00a63dc4"/>
    </style:style>
    <style:style style:name="P12" style:family="paragraph" style:parent-style-name="Text_20_body">
      <style:text-properties officeooo:paragraph-rsid="00a63dc4"/>
    </style:style>
    <style:style style:name="P13" style:family="paragraph" style:parent-style-name="Text_20_body">
      <style:text-properties officeooo:paragraph-rsid="00733b65"/>
    </style:style>
    <style:style style:name="P14" style:family="paragraph" style:parent-style-name="Text_20_body">
      <style:text-properties officeooo:rsid="00a87f4d" officeooo:paragraph-rsid="00a87f4d"/>
    </style:style>
    <style:style style:name="P15" style:family="paragraph" style:parent-style-name="Text_20_body">
      <style:text-properties officeooo:paragraph-rsid="00a87f4d"/>
    </style:style>
    <style:style style:name="P16" style:family="paragraph" style:parent-style-name="Text_20_body">
      <style:text-properties officeooo:paragraph-rsid="00bc10ac"/>
    </style:style>
    <style:style style:name="P17" style:family="paragraph" style:parent-style-name="Text_20_body">
      <style:text-properties officeooo:paragraph-rsid="00d54e5f"/>
    </style:style>
    <style:style style:name="P18" style:family="paragraph" style:parent-style-name="Text_20_body_20_indent">
      <style:text-properties officeooo:paragraph-rsid="00a63dc4"/>
    </style:style>
    <style:style style:name="P19" style:family="paragraph" style:parent-style-name="Text_20_body_20_indent">
      <style:text-properties officeooo:paragraph-rsid="00ab05ac"/>
    </style:style>
    <style:style style:name="P20" style:family="paragraph" style:parent-style-name="Text_20_body_20_indent">
      <style:text-properties officeooo:paragraph-rsid="00afa92a"/>
    </style:style>
    <style:style style:name="P21" style:family="paragraph" style:parent-style-name="Text_20_body_20_indent">
      <style:paragraph-properties fo:margin-top="0cm" fo:margin-bottom="0cm" loext:contextual-spacing="false"/>
      <style:text-properties officeooo:paragraph-rsid="00a63dc4"/>
    </style:style>
    <style:style style:name="P22" style:family="paragraph" style:parent-style-name="Text_20_body_20_indent">
      <style:paragraph-properties fo:margin-top="0cm" fo:margin-bottom="0cm" loext:contextual-spacing="false"/>
      <style:text-properties officeooo:rsid="0028841e" officeooo:paragraph-rsid="00a63dc4"/>
    </style:style>
    <style:style style:name="P23" style:family="paragraph" style:parent-style-name="Text_20_body_20_indent">
      <style:paragraph-properties fo:margin-top="0cm" fo:margin-bottom="0cm" loext:contextual-spacing="false"/>
      <style:text-properties officeooo:rsid="0028841e" officeooo:paragraph-rsid="00ab05ac"/>
    </style:style>
    <style:style style:name="P24" style:family="paragraph" style:parent-style-name="Text_20_body_20_indent">
      <style:paragraph-properties fo:margin-top="0cm" fo:margin-bottom="0cm" loext:contextual-spacing="false"/>
      <style:text-properties officeooo:rsid="0028841e" officeooo:paragraph-rsid="00c5dc8b"/>
    </style:style>
    <style:style style:name="P25" style:family="paragraph" style:parent-style-name="Text_20_body_20_indent">
      <style:paragraph-properties fo:margin-top="0cm" fo:margin-bottom="0cm" loext:contextual-spacing="false"/>
      <style:text-properties officeooo:rsid="00ab05ac" officeooo:paragraph-rsid="00ab05ac"/>
    </style:style>
    <style:style style:name="P26" style:family="paragraph" style:parent-style-name="Text_20_body_20_indent">
      <style:paragraph-properties fo:margin-top="0cm" fo:margin-bottom="0cm" loext:contextual-spacing="false" style:writing-mode="page"/>
      <style:text-properties officeooo:paragraph-rsid="00ad068e"/>
    </style:style>
    <style:style style:name="P27" style:family="paragraph" style:parent-style-name="Text_20_body_20_indent">
      <style:paragraph-properties fo:margin-top="0cm" fo:margin-bottom="0cm" loext:contextual-spacing="false" style:writing-mode="page"/>
      <style:text-properties officeooo:rsid="001f851a" officeooo:paragraph-rsid="00afa92a"/>
    </style:style>
    <style:style style:name="P28" style:family="paragraph" style:parent-style-name="Text_20_body_20_indent">
      <style:paragraph-properties fo:margin-top="0cm" fo:margin-bottom="0cm" loext:contextual-spacing="false" style:writing-mode="page"/>
      <style:text-properties officeooo:rsid="001f851a" officeooo:paragraph-rsid="00ad068e"/>
    </style:style>
    <style:style style:name="P29" style:family="paragraph" style:parent-style-name="Text_20_body_20_indent">
      <style:paragraph-properties fo:margin-top="0cm" fo:margin-bottom="0cm" loext:contextual-spacing="false" style:writing-mode="page"/>
      <style:text-properties officeooo:paragraph-rsid="00d87ecb"/>
    </style:style>
    <style:style style:name="P30" style:family="paragraph" style:parent-style-name="Standard">
      <style:paragraph-properties fo:margin-top="0cm" fo:margin-bottom="0cm" loext:contextual-spacing="false" style:writing-mode="page"/>
      <style:text-properties officeooo:paragraph-rsid="00d87ecb"/>
    </style:style>
    <style:style style:name="P31" style:family="paragraph" style:parent-style-name="Text_20_body">
      <style:paragraph-properties fo:margin-top="0cm" fo:margin-bottom="0cm" loext:contextual-spacing="false"/>
      <style:text-properties officeooo:rsid="00a63dc4" officeooo:paragraph-rsid="00a63dc4"/>
    </style:style>
    <style:style style:name="P32" style:family="paragraph" style:parent-style-name="Text_20_body">
      <style:paragraph-properties fo:margin-top="0cm" fo:margin-bottom="0cm" loext:contextual-spacing="false"/>
      <style:text-properties officeooo:paragraph-rsid="00a63dc4"/>
    </style:style>
    <style:style style:name="P33" style:family="paragraph" style:parent-style-name="Text_20_body">
      <style:paragraph-properties fo:margin-top="0cm" fo:margin-bottom="0cm" loext:contextual-spacing="false"/>
      <style:text-properties officeooo:rsid="00c5dc8b" officeooo:paragraph-rsid="00c5dc8b"/>
    </style:style>
    <style:style style:name="P34" style:family="paragraph" style:parent-style-name="Text_20_Note">
      <style:text-properties officeooo:paragraph-rsid="00a63dc4"/>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Tip">
      <style:text-properties officeooo:paragraph-rsid="00a63dc4"/>
    </style:style>
    <style:style style:name="P47" style:family="paragraph" style:parent-style-name="Heading_20_Note">
      <style:text-properties officeooo:paragraph-rsid="00a63dc4"/>
    </style:style>
    <style:style style:name="P48" style:family="paragraph" style:parent-style-name="Heading_20_2">
      <style:text-properties officeooo:paragraph-rsid="00733b65"/>
    </style:style>
    <style:style style:name="P49" style:family="paragraph" style:parent-style-name="Heading_20_2">
      <style:text-properties officeooo:paragraph-rsid="00916c9a"/>
    </style:style>
    <style:style style:name="P50" style:family="paragraph" style:parent-style-name="Heading_20_2">
      <style:text-properties officeooo:paragraph-rsid="00a63dc4"/>
    </style:style>
    <style:style style:name="P51" style:family="paragraph" style:parent-style-name="Heading_20_2">
      <style:text-properties officeooo:paragraph-rsid="00d87ecb"/>
    </style:style>
    <style:style style:name="P52" style:family="paragraph" style:parent-style-name="Heading_20_1">
      <style:text-properties officeooo:paragraph-rsid="00a63dc4"/>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a63dc4"/>
    </style:style>
    <style:style style:name="P55" style:family="paragraph" style:parent-style-name="List_20_1">
      <style:text-properties officeooo:paragraph-rsid="00a63dc4"/>
    </style:style>
    <style:style style:name="P56" style:family="paragraph" style:parent-style-name="Text_20_body">
      <style:paragraph-properties fo:margin-top="0cm" fo:margin-bottom="0cm" loext:contextual-spacing="false"/>
      <style:text-properties officeooo:paragraph-rsid="00a63dc4"/>
    </style:style>
    <style:style style:name="P57" style:family="paragraph" style:parent-style-name="Text_20_body">
      <style:paragraph-properties fo:margin-top="0cm" fo:margin-bottom="0cm" loext:contextual-spacing="false"/>
      <style:text-properties officeooo:rsid="00a63dc4" officeooo:paragraph-rsid="00a63dc4"/>
    </style:style>
    <style:style style:name="P58" style:family="paragraph" style:parent-style-name="Text_20_body">
      <style:paragraph-properties fo:margin-top="0cm" fo:margin-bottom="0cm" loext:contextual-spacing="false"/>
      <style:text-properties officeooo:rsid="00a63dc4" officeooo:paragraph-rsid="00d9bf0e"/>
    </style:style>
    <style:style style:name="P59" style:family="paragraph" style:parent-style-name="Text_20_body">
      <style:paragraph-properties fo:margin-top="0cm" fo:margin-bottom="0cm" loext:contextual-spacing="false"/>
      <style:text-properties officeooo:rsid="00c5dc8b" officeooo:paragraph-rsid="00c5dc8b"/>
    </style:style>
    <style:style style:name="P60" style:family="paragraph" style:parent-style-name="Text_20_body">
      <style:text-properties officeooo:paragraph-rsid="00a63dc4"/>
    </style:style>
    <style:style style:name="P61" style:family="paragraph" style:parent-style-name="Text_20_body">
      <style:text-properties fo:language="en" fo:country="US" officeooo:rsid="001f0121" officeooo:paragraph-rsid="001f0121"/>
    </style:style>
    <style:style style:name="P62" style:family="paragraph" style:parent-style-name="Text_20_body">
      <style:text-properties officeooo:rsid="00d9bf0e" officeooo:paragraph-rsid="00d9bf0e"/>
    </style:style>
    <style:style style:name="T1" style:family="text">
      <style:text-properties officeooo:rsid="00d9bf0e"/>
    </style:style>
    <style:style style:name="T2" style:family="text">
      <style:text-properties officeooo:rsid="007aace0"/>
    </style:style>
    <style:style style:name="T3" style:family="text">
      <style:text-properties officeooo:rsid="0079ac0e"/>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officeooo:rsid="00d43faf" style:font-size-asian="10pt" style:font-style-asian="italic" style:font-size-complex="10pt" style:font-style-complex="italic"/>
    </style:style>
    <style:style style:name="T7" style:family="text">
      <style:text-properties fo:language="en" fo:country="US" officeooo:rsid="00b9d64e"/>
    </style:style>
    <style:style style:name="T8" style:family="text">
      <style:text-properties officeooo:rsid="00ad068e"/>
    </style:style>
    <style:style style:name="T9" style:family="text">
      <style:text-properties officeooo:rsid="00afa92a"/>
    </style:style>
    <style:style style:name="T10" style:family="text">
      <style:text-properties officeooo:rsid="00c5dc8b"/>
    </style:style>
    <style:style style:name="T11" style:family="text">
      <style:text-properties officeooo:rsid="00d9bf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40519787961104" text:id="ct140519787961104">
          <text:insertion>
            <office:change-info>
              <dc:creator>Olivier Hallot</dc:creator>
              <dc:date>2017-12-04T14:24:15</dc:date>
            </office:change-info>
          </text:insertion>
        </text:changed-region>
        <text:changed-region xml:id="ct56474944" text:id="ct56474944">
          <text:deletion>
            <office:change-info>
              <dc:creator>Olivier Hallot</dc:creator>
              <dc:date>2017-12-04T14:24:08</dc:date>
            </office:change-info>
            <text:p text:style-name="P1">Jean Hollis Weber</text:p>
          </text:deletion>
        </text:changed-region>
        <text:changed-region xml:id="ct140519787244784" text:id="ct140519787244784">
          <text:deletion>
            <office:change-info>
              <dc:creator>Olivier Hallot</dc:creator>
              <dc:date>2017-12-04T14:23:49</dc:date>
            </office:change-info>
            <text:p text:style-name="P2">Peter Schofield</text:p>
          </text:deletion>
        </text:changed-region>
        <text:changed-region xml:id="ct35537376" text:id="ct35537376">
          <text:deletion>
            <office:change-info>
              <dc:creator>Olivier Hallot</dc:creator>
              <dc:date>2017-12-04T14:23:57</dc:date>
            </office:change-info>
            <text:p text:style-name="P2">Ron Faile Jr.</text:p>
          </text:deletion>
        </text:changed-region>
        <text:changed-region xml:id="ct41870176" text:id="ct41870176">
          <text:deletion>
            <office:change-info>
              <dc:creator>Olivier Hallot</dc:creator>
              <dc:date>2017-12-04T14:24:13</dc:date>
            </office:change-info>
            <text:p text:style-name="P3">Olivier Hallot</text:p>
          </text:deletion>
        </text:changed-region>
        <text:changed-region xml:id="ct140519787945056" text:id="ct140519787945056">
          <text:insertion>
            <office:change-info>
              <dc:creator>Olivier Hallot</dc:creator>
              <dc:date>2017-12-04T14:23:52</dc:date>
            </office:change-info>
          </text:insertion>
        </text:changed-region>
        <text:changed-region xml:id="ct140519787695136" text:id="ct140519787695136">
          <text:insertion>
            <office:change-info>
              <dc:creator>Olivier Hallot</dc:creator>
              <dc:date>2017-12-04T14:24:00</dc:date>
            </office:change-info>
          </text:insertion>
        </text:changed-region>
        <text:changed-region xml:id="ct41875952" text:id="ct41875952">
          <text:deletion>
            <office:change-info>
              <dc:creator>Olivier Hallot</dc:creator>
              <dc:date>2017-12-04T14:24:28</dc:date>
            </office:change-info>
            <text:p text:style-name="P4">7</text:p>
          </text:deletion>
        </text:changed-region>
        <text:changed-region xml:id="ct140519787378160" text:id="ct140519787378160">
          <text:insertion>
            <office:change-info>
              <dc:creator>Olivier Hallot</dc:creator>
              <dc:date>2017-12-04T14:24:28</dc:date>
            </office:change-info>
          </text:insertion>
        </text:changed-region>
        <text:changed-region xml:id="ct44768544" text:id="ct44768544">
          <text:deletion>
            <office:change-info>
              <dc:creator>Olivier Hallot</dc:creator>
              <dc:date>2017-12-04T14:24:33</dc:date>
            </office:change-info>
            <text:p text:style-name="P4">5.2</text:p>
          </text:deletion>
        </text:changed-region>
        <text:changed-region xml:id="ct140519787897520" text:id="ct140519787897520">
          <text:insertion>
            <office:change-info>
              <dc:creator>Olivier Hallot</dc:creator>
              <dc:date>2017-12-04T14:24:33</dc:date>
            </office:change-info>
          </text:insertion>
        </text:changed-region>
        <text:changed-region xml:id="ct58219584" text:id="ct58219584">
          <text:insertion>
            <office:change-info>
              <dc:creator>Olivier Hallot</dc:creator>
              <dc:date>2017-12-04T14:25:11</dc:date>
            </office:change-info>
          </text:insertion>
        </text:changed-region>
        <text:changed-region xml:id="ct32505616" text:id="ct32505616">
          <text:deletion>
            <office:change-info>
              <dc:creator>Olivier Hallot</dc:creator>
              <dc:date>2017-12-04T14:25:11</dc:date>
            </office:change-info>
            <text:p text:style-name="P5"><text:span text:style-name="T1">.</text:span></text:p>
          </text:deletion>
        </text:changed-region>
        <text:changed-region xml:id="ct55726704" text:id="ct55726704">
          <text:deletion>
            <office:change-info>
              <dc:creator>Olivier Hallot</dc:creator>
              <dc:date>2017-12-04T14:26:49</dc:date>
            </office:change-info>
            <text:p text:style-name="P5">n</text:p>
          </text:deletion>
        </text:changed-region>
        <text:changed-region xml:id="ct59106800" text:id="ct59106800">
          <text:insertion>
            <office:change-info>
              <dc:creator>Olivier Hallot</dc:creator>
              <dc:date>2017-12-04T14:29:20</dc:date>
            </office:change-info>
          </text:insertion>
        </text:changed-region>
        <text:changed-region xml:id="ct140519787259824" text:id="ct140519787259824">
          <text:insertion>
            <office:change-info>
              <dc:creator>Olivier Hallot</dc:creator>
              <dc:date>2017-12-04T14:30: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39">Appendix B <text:s/><text:line-break/>Open Source, Open Standards, OpenDocument</text:p>
      <text:p text:style-name="P35"/>
      <text:h text:style-name="P53" text:outline-level="1"><text:bookmark-start text:name="__RefHeading__5636_1566568644"/>Copyright<text:bookmark-end text:name="__RefHeading__5636_1566568644"/></text:h>
      <text:p text:style-name="P13">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text:change-start text:change-id="ct140519787961104"/><text:span text:style-name="T10">Olivier Hallot</text:span><text:change-end text:change-id="ct140519787961104"/><text:change text:change-id="ct56474944"/></text:p>
          </table:table-cell>
          <table:table-cell table:style-name="Table2.A1" office:value-type="string">
            <text:p text:style-name="P2"><text:change text:change-id="ct140519787244784"/></text:p>
          </table:table-cell>
          <table:table-cell table:style-name="Table2.A1" office:value-type="string">
            <text:p text:style-name="P2"><text:change text:change-id="ct35537376"/></text:p>
          </table:table-cell>
        </table:table-row>
        <table:table-row>
          <table:table-cell table:style-name="Table2.A1" office:value-type="string">
            <text:p text:style-name="P3"><text:change text:change-id="ct41870176"/></text:p>
          </table:table-cell>
          <table:table-cell table:style-name="Table2.A1" office:value-type="string">
            <text:p text:style-name="P2"/>
          </table:table-cell>
          <table:table-cell table:style-name="Table2.A1" office:value-type="string">
            <text:p text:style-name="P2"/>
          </table:table-cell>
        </table:table-row>
      </table:table>
      <text:h text:style-name="Heading_20_2" text:outline-level="2"><text:bookmark-start text:name="__RefHeading__5640_1566568644"/>Feedback<text:bookmark-end text:name="__RefHeading__5640_1566568644"/></text:h>
      <text:p text:style-name="P1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3">Note: Everything you send to a mailing list, including your email address and any other personal information that is written in the message, is publicly archived and cannot be deleted.</text:p>
      <text:h text:style-name="P48" text:outline-level="2"><text:bookmark-start text:name="__RefHeading__5642_1566568644"/>Acknowledgments<text:bookmark-end text:name="__RefHeading__5642_1566568644"/></text:h>
      <text:p text:style-name="P11">This appendix is adapted from Appendix B of <text:span text:style-name="L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table:style-name="Table3.A1" office:value-type="string">
            <text:p text:style-name="P32">Rick Barnes</text:p>
          </table:table-cell>
          <table:table-cell table:style-name="Table3.A1" office:value-type="string">
            <text:p text:style-name="P32">Jean Hollis Weber</text:p>
          </table:table-cell>
          <table:table-cell table:style-name="Table3.A1" office:value-type="string">
            <text:p text:style-name="P32">Agnes Belzunce</text:p>
          </table:table-cell>
        </table:table-row>
        <table:table-row>
          <table:table-cell table:style-name="Table3.A1" office:value-type="string">
            <text:p text:style-name="P1"><text:change-start text:change-id="ct140519787945056"/>Peter Schofield<text:change-end text:change-id="ct140519787945056"/></text:p>
          </table:table-cell>
          <table:table-cell table:style-name="Table3.A1" office:value-type="string">
            <text:p text:style-name="P1"><text:change-start text:change-id="ct140519787695136"/>Ron Faile Jr.<text:change-end text:change-id="ct140519787695136"/></text:p>
          </table:table-cell>
          <table:table-cell table:style-name="Table3.A1" office:value-type="string">
            <text:p text:style-name="P32"/>
          </table:table-cell>
        </table:table-row>
      </table:table>
      <text:h text:style-name="P49" text:outline-level="2"><text:bookmark-start text:name="__RefHeading__5644_1566568644"/>Publication date and software version<text:bookmark-end text:name="__RefHeading__5644_1566568644"/></text:h>
      <text:p text:style-name="P4">Published 16 February 201<text:change text:change-id="ct41875952"/><text:change-start text:change-id="ct140519787378160"/><text:span text:style-name="T1">8</text:span><text:change-end text:change-id="ct140519787378160"/>. Based on LibreOffice <text:change text:change-id="ct44768544"/><text:change-start text:change-id="ct140519787897520"/><text:span text:style-name="T1">6.0</text:span><text:change-end text:change-id="ct140519787897520"/>.</text:p>
      <text:h text:style-name="Heading_20_2" text:outline-level="2"><text:bookmark-start text:name="__RefHeading__10532_462712302"/>Note for Mac users<text:bookmark-end text:name="__RefHeading__10532_462712302"/></text:h>
      <text:p text:style-name="P13">Some keystrokes and menu items are different on a Mac from those used in Windows and Linux. The table below gives some common substitutions for the instructions in this chapter. For a more detailed list, see the application Help.</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or Linux</text:p>
          </table:table-cell>
          <table:table-cell table:style-name="Table11.A1" office:value-type="string">
            <text:p text:style-name="P37">Mac equivalent</text:p>
          </table:table-cell>
          <table:table-cell table:style-name="Table11.A1" office:value-type="string">
            <text:p text:style-name="P37">Effect</text:p>
          </table:table-cell>
        </table:table-row>
        <table:table-row table:style-name="Table11.1">
          <table:table-cell table:style-name="Table11.A2" office:value-type="string">
            <text:p text:style-name="P36"><text:span text:style-name="LOMenuPath">Tools &gt; Options</text:span> menu selection</text:p>
          </table:table-cell>
          <table:table-cell table:style-name="Table11.B2" office:value-type="string">
            <text:p text:style-name="P36"><text:span text:style-name="LOMenuPath">LibreOffice &gt; Preferences</text:span></text:p>
          </table:table-cell>
          <table:table-cell table:style-name="Table11.B2" office:value-type="string">
            <text:p text:style-name="P36">Access setup options</text:p>
          </table:table-cell>
        </table:table-row>
        <table:table-row table:style-name="Table11.1">
          <table:table-cell table:style-name="Table11.A2" office:value-type="string">
            <text:p text:style-name="P36"><text:span text:style-name="LOKeystroke">Right-click</text:span></text:p>
          </table:table-cell>
          <table:table-cell table:style-name="Table11.A2" office:value-type="string">
            <text:p text:style-name="P36">Control+click and/or right-click depending on computer setup</text:p>
          </table:table-cell>
          <table:table-cell table:style-name="Table11.B2" office:value-type="string">
            <text:p text:style-name="P36">Open a context menu</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Used with other keys</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pen the Naviga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pen the Styles and Formatting window</text:p>
          </table:table-cell>
        </table:table-row>
      </table:table>
      <text:p text:style-name="P4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4"><text:a xlink:type="simple" xlink:href="#__RefHeading__5640_1566568644" text:style-name="Index_20_Link" text:visited-style-name="Index_20_Link">Feedback<text:tab/>2</text:a></text:p>
          <text:p text:style-name="P44"><text:a xlink:type="simple" xlink:href="#__RefHeading__5642_1566568644" text:style-name="Index_20_Link" text:visited-style-name="Index_20_Link">Acknowledgments<text:tab/>2</text:a></text:p>
          <text:p text:style-name="P44"><text:a xlink:type="simple" xlink:href="#__RefHeading__5644_1566568644" text:style-name="Index_20_Link" text:visited-style-name="Index_20_Link">Publication date and software version<text:tab/>2</text:a></text:p>
          <text:p text:style-name="P44"><text:a xlink:type="simple" xlink:href="#__RefHeading__10532_462712302" text:style-name="Index_20_Link" text:visited-style-name="Index_20_Link">Note for Mac users<text:tab/>2</text:a></text:p>
          <text:p text:style-name="P43"><text:a xlink:type="simple" xlink:href="#__RefHeading__5648_1566568644" text:style-name="Index_20_Link" text:visited-style-name="Index_20_Link">Introduction<text:tab/>4</text:a></text:p>
          <text:p text:style-name="P43"><text:a xlink:type="simple" xlink:href="#__RefHeading__182218_780470623" text:style-name="Index_20_Link" text:visited-style-name="Index_20_Link">A short history of LibreOffice<text:tab/>4</text:a></text:p>
          <text:p text:style-name="P43"><text:a xlink:type="simple" xlink:href="#__RefHeading__182220_780470623" text:style-name="Index_20_Link" text:visited-style-name="Index_20_Link">The LibreOffice community<text:tab/>4</text:a></text:p>
          <text:p text:style-name="P43"><text:a xlink:type="simple" xlink:href="#__RefHeading__182222_780470623" text:style-name="Index_20_Link" text:visited-style-name="Index_20_Link">How is LibreOffice licensed?<text:tab/>5</text:a></text:p>
          <text:p text:style-name="P43"><text:a xlink:type="simple" xlink:href="#__RefHeading__182224_780470623" text:style-name="Index_20_Link" text:visited-style-name="Index_20_Link">What is “open source”?<text:tab/>5</text:a></text:p>
          <text:p text:style-name="P43"><text:a xlink:type="simple" xlink:href="#__RefHeading__3272_1372004992" text:style-name="Index_20_Link" text:visited-style-name="Index_20_Link">What are “open standards”?<text:tab/>5</text:a></text:p>
          <text:p text:style-name="P43"><text:a xlink:type="simple" xlink:href="#__RefHeading__182226_780470623" text:style-name="Index_20_Link" text:visited-style-name="Index_20_Link">What is OpenDocument?<text:tab/>5</text:a></text:p>
          <text:p text:style-name="P44"><text:a xlink:type="simple" xlink:href="#__RefHeading__3274_1372004992" text:style-name="Index_20_Link" text:visited-style-name="Index_20_Link">OpenDocument filename extensions<text:tab/>6</text:a></text:p>
          <text:p text:style-name="P43"><text:a xlink:type="simple" xlink:href="#__RefHeading__5835_1372004992" text:style-name="Index_20_Link" text:visited-style-name="Index_20_Link">File formats LibreOffice can open<text:tab/>6</text:a></text:p>
          <text:p text:style-name="P44"><text:a xlink:type="simple" xlink:href="#__RefHeading__182230_780470623" text:style-name="Index_20_Link" text:visited-style-name="Index_20_Link">Opening text documents<text:tab/>6</text:a></text:p>
          <text:p text:style-name="P44"><text:a xlink:type="simple" xlink:href="#__RefHeading__182232_780470623" text:style-name="Index_20_Link" text:visited-style-name="Index_20_Link">Opening spreadsheets<text:tab/>7</text:a></text:p>
          <text:p text:style-name="P44"><text:a xlink:type="simple" xlink:href="#__RefHeading__182234_780470623" text:style-name="Index_20_Link" text:visited-style-name="Index_20_Link">Opening presentations<text:tab/>7</text:a></text:p>
          <text:p text:style-name="P44"><text:a xlink:type="simple" xlink:href="#__RefHeading__182236_780470623" text:style-name="Index_20_Link" text:visited-style-name="Index_20_Link">Opening graphic files<text:tab/>7</text:a></text:p>
          <text:p text:style-name="P44"><text:a xlink:type="simple" xlink:href="#__RefHeading__182238_780470623" text:style-name="Index_20_Link" text:visited-style-name="Index_20_Link">Opening formula files<text:tab/>8</text:a></text:p>
          <text:p text:style-name="P43"><text:a xlink:type="simple" xlink:href="#__RefHeading__182240_780470623" text:style-name="Index_20_Link" text:visited-style-name="Index_20_Link">File formats LibreOffice can save to<text:tab/>8</text:a></text:p>
          <text:p text:style-name="P44"><text:a xlink:type="simple" xlink:href="#__RefHeading__182242_780470623" text:style-name="Index_20_Link" text:visited-style-name="Index_20_Link">Saving text documents<text:tab/>8</text:a></text:p>
          <text:p text:style-name="P44"><text:a xlink:type="simple" xlink:href="#__RefHeading__182244_780470623" text:style-name="Index_20_Link" text:visited-style-name="Index_20_Link">Saving spreadsheet files<text:tab/>8</text:a></text:p>
          <text:p text:style-name="P44"><text:a xlink:type="simple" xlink:href="#__RefHeading__182246_780470623" text:style-name="Index_20_Link" text:visited-style-name="Index_20_Link">Saving presentations<text:tab/>8</text:a></text:p>
          <text:p text:style-name="P44"><text:a xlink:type="simple" xlink:href="#__RefHeading__182248_780470623" text:style-name="Index_20_Link" text:visited-style-name="Index_20_Link">Saving drawings<text:tab/>9</text:a></text:p>
          <text:p text:style-name="P44"><text:a xlink:type="simple" xlink:href="#__RefHeading__182250_780470623" text:style-name="Index_20_Link" text:visited-style-name="Index_20_Link">Writer/Web can save in these formats<text:tab/>9</text:a></text:p>
          <text:p text:style-name="P43"><text:a xlink:type="simple" xlink:href="#__RefHeading__184177_780470623" text:style-name="Index_20_Link" text:visited-style-name="Index_20_Link">Exporting to other formats<text:tab/>9</text:a></text:p>
        </text:index-body>
      </text:table-of-content>
      <text:p text:style-name="Page_20_Break"><text:span text:style-name="LOKeystroke"/></text:p>
      <text:h text:style-name="P54" text:outline-level="1"><text:bookmark-start text:name="__RefHeading__5648_1566568644"/>Introduction<text:bookmark-end text:name="__RefHeading__5648_1566568644"/></text:h>
      <text:p text:style-name="P5">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52" text:outline-level="1"><text:bookmark-start text:name="__RefHeading__182218_780470623"/>A short <text:alphabetical-index-mark-start text:id="IMark140519704533520"/>history of LibreOffice<text:bookmark-end text:name="__RefHeading__182218_780470623"/><text:alphabetical-index-mark-end text:id="IMark140519704533520"/></text:h>
      <text:p text:style-name="P5">The OpenOffice.org project began when <text:alphabetical-index-mark-start text:id="IMark140519704531984"/>Sun Microsystems<text:alphabetical-index-mark-end text:id="IMark140519704531984"/>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5">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5">Unable to acquire the trademarked OpenOffice.org name from Oracle Corporation, The Document Foundation named its product LibreOffice. Continuing the version numbers from OpenOffice.org, LibreOffice 3.3 was released in January 2011. Version 5.0 was released in July 2015; version 5.1 was releases in February 2016<text:change-start text:change-id="ct58219584"/> <text:span text:style-name="T1">and vserion 6.0 was release in February 2018</text:span><text:change-end text:change-id="ct58219584"/><text:change text:change-id="ct32505616"/></text:p>
      <text:p text:style-name="P5">In February 2012, The Document Foundation was incorporated in Berlin as a German Stiftung. You can read more about The Document Foundation at: <text:a xlink:type="simple" xlink:href="http://www.documentfoundation.org/" text:style-name="Internet_20_link" text:visited-style-name="Visited_20_Internet_20_Link">http://www.documentfoundation.org/</text:a></text:p>
      <text:h text:style-name="P52" text:outline-level="1"><text:bookmark-start text:name="__RefHeading__182220_780470623"/>The LibreOffice community<text:bookmark-end text:name="__RefHeading__182220_780470623"/></text:h>
      <text:p text:style-name="P5">The Document Foundation’s mission is:</text:p>
      <text:p text:style-name="P18">“...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5">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P5">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5">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52"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P15">LibreOffice is distributed under the Mozilla Public License (MPL) 2.0. <text:line-break/>See <text:a xlink:type="simple" xlink:href="https://www.libreoffice.org/about-us/licenses/" text:style-name="Internet_20_link" text:visited-style-name="Visited_20_Internet_20_Link">https://www.libreoffice.org/about-us/licenses/</text:a> </text:p>
      <text:h text:style-name="P52" text:outline-level="1"><text:bookmark-start text:name="__RefHeading__182224_780470623"/>What is “open source”?<text:bookmark-end text:name="__RefHeading__182224_780470623"/></text:h>
      <text:p text:style-name="P40">The four essential rights of open-source software are embodied within the Free Software Foundation’s <text:span text:style-name="LOEmphasis">General Public License</text:span> (GPL):</text:p>
      <text:list xml:id="list1107945522" text:style-name="List_20_1">
        <text:list-item text:start-value="1">
          <text:p text:style-name="P55">The right to use the software for any purpose.</text:p>
        </text:list-item>
        <text:list-item>
          <text:p text:style-name="P55">Freedom to redistribute the software for free or for a fee.</text:p>
        </text:list-item>
        <text:list-item>
          <text:p text:style-name="P55">Access to the complete source code of the program (that is, the “blueprints”).</text:p>
        </text:list-item>
        <text:list-item>
          <text:p text:style-name="P55">The right to modify any part of the source, or use portions of it in other programs.</text:p>
        </text:list-item>
      </text:list>
      <text:p text:style-name="P5">The basic idea behind open source is very simple: When programmers can read, redistribute, and modify the source code for a piece of software, the software evolves. People improve it, people adapt it, people fix bugs.</text:p>
      <text:p text:style-name="P5">For more information on Free and Open Source software, visit these websites:</text:p>
      <text:p text:style-name="P5"><text:alphabetical-index-mark-start text:id="IMark140519704531984"/>Open Source Initiative (OSI)<text:alphabetical-index-mark-end text:id="IMark140519704531984"/>: <text:a xlink:type="simple" xlink:href="http://www.opensource.org/" text:style-name="Internet_20_link" text:visited-style-name="Visited_20_Internet_20_Link"><text:span text:style-name="Internet_20_link">http://www.opensource.org</text:span></text:a></text:p>
      <text:p text:style-name="P17"><text:alphabetical-index-mark-start text:id="IMark140519704533520"/>Free Software Foundation (FSF)<text:alphabetical-index-mark-end text:id="IMark140519704533520"/>:<text:span text:style-name="Internet_20_link"> https:///www.fsf.org</text:span></text:p>
      <text:h text:style-name="P52" text:outline-level="1"><text:bookmark-start text:name="__RefHeading__3272_1372004992"/>What are “open standards”?<text:bookmark-end text:name="__RefHeading__3272_1372004992"/></text:h>
      <text:p text:style-name="P5">An open standard provides a means of doing something that is independent of manufacturer or vendor, thus enabling competing software programs to freely use the same file formats. HTML, XML, and ODF are examples of open standards for documents.</text:p>
      <text:p text:style-name="P40">An open standard meets the following requirements:</text:p>
      <text:list xml:id="list143118601863229" text:continue-numbering="true" text:style-name="List_20_1">
        <text:list-item>
          <text:p text:style-name="P55">It is well documented with the complete specification publicly available, either free or at a nominal charge.</text:p>
        </text:list-item>
        <text:list-item>
          <text:p text:style-name="P55">It can be freely copied, distributed and used. The intellectual property of the standard is made irrevocably available on a royalty-free basis.</text:p>
        </text:list-item>
        <text:list-item>
          <text:p text:style-name="P55">It is standardized and maintained in an independent, open forum (also called “standards organization”) using an open process.</text:p>
        </text:list-item>
      </text:list>
      <text:h text:style-name="P52" text:outline-level="1"><text:bookmark-start text:name="__RefHeading__182226_780470623"/>What is OpenDocument?<text:bookmark-end text:name="__RefHeading__182226_780470623"/></text:h>
      <text:p text:style-name="P5">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7"><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5">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5"><text:soft-page-break/>LibreOffice saves documents in OpenDocument Format by default. LibreOffice 3 adopted version 1.2 of the OpenDocument standard and LibreOffice 5 continues to use this standard. LibreOffice can also open and save many other file formats, as summarized below.</text:p>
      <text:p text:style-name="P14">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50" text:outline-level="2"><text:bookmark-start text:name="__RefHeading__3274_1372004992"/>OpenDocument filename extensions<text:bookmark-end text:name="__RefHeading__3274_1372004992"/></text:h>
      <text:p text:style-name="P40">The most common filename extensions used for OpenDocument documents are:</text:p>
      <text:p text:style-name="P18">*.odt for word processing (text) documents</text:p>
      <text:p text:style-name="P18">*.ods for spreadsheets </text:p>
      <text:p text:style-name="P18">*.odp for presentations </text:p>
      <text:p text:style-name="P18">*.odb for databases </text:p>
      <text:p text:style-name="P18">*.odg for graphics (vector drawings) </text:p>
      <text:p text:style-name="P18">*.odc for charts </text:p>
      <text:p text:style-name="P18">*.odf for formulas (scientific formulas and <text:s/>equations) </text:p>
      <text:h text:style-name="P52" text:outline-level="1"><text:bookmark-start text:name="__RefHeading__5835_1372004992"/>File formats LibreOffice can open<text:bookmark-end text:name="__RefHeading__5835_1372004992"/></text:h>
      <text:p text:style-name="P5">LibreOffice can open a wide variety of file formats in addition to the OpenDocument formats, including Portable Document Format (PDF), if an ODF file is embedded in the PDF (see Chapter 10 Printing, Exporting, and Emailing for more information).</text:p>
      <text:h text:style-name="P50" text:outline-level="2"><text:bookmark-start text:name="__RefHeading__182230_780470623"/>Opening <text:alphabetical-index-mark text:string-value="opening" text:key1="text documents"/>text documents<text:bookmark-end text:name="__RefHeading__182230_780470623"/></text:h>
      <text:p text:style-name="P40">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21">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21">Microsoft WinWord 5 (.doc)</text:p>
          </table:table-cell>
          <table:table-cell table:style-name="Table1.A1" office:value-type="string">
            <text:p text:style-name="P21">WordPerfect Document (.wpd)</text:p>
          </table:table-cell>
        </table:table-row>
        <table:table-row>
          <table:table-cell table:style-name="Table1.A1" office:value-type="string">
            <text:p text:style-name="P21">Microsoft Works (.wps)</text:p>
          </table:table-cell>
          <table:table-cell table:style-name="Table1.A1" office:value-type="string">
            <text:p text:style-name="P21">Lotus WordPro (.lwp)</text:p>
          </table:table-cell>
        </table:table-row>
        <table:table-row>
          <table:table-cell table:style-name="Table1.A1" office:value-type="string">
            <text:p text:style-name="P21">Abiword Document (.abw, .zabw)</text:p>
          </table:table-cell>
          <table:table-cell table:style-name="Table1.A1" office:value-type="string">
            <text:p text:style-name="P21">ClarisWorks/Appleworks Document (.cwk)</text:p>
          </table:table-cell>
        </table:table-row>
        <table:table-row>
          <table:table-cell table:style-name="Table1.A1" office:value-type="string">
            <text:p text:style-name="P22">MacWrite Document (.mw, .mcw)</text:p>
          </table:table-cell>
          <table:table-cell table:style-name="Table1.A1" office:value-type="string">
            <text:p text:style-name="P21">Rich Text Format (.rtf)</text:p>
          </table:table-cell>
        </table:table-row>
        <table:table-row>
          <table:table-cell table:style-name="Table1.A1" office:value-type="string">
            <text:p text:style-name="P21">Text CSV (.csv and .txt)</text:p>
          </table:table-cell>
          <table:table-cell table:style-name="Table1.A1" office:value-type="string">
            <text:p text:style-name="P21">StarWriter formats (.sdw, .sgl, .vor)</text:p>
          </table:table-cell>
        </table:table-row>
        <table:table-row>
          <table:table-cell table:style-name="Table1.A1" office:value-type="string">
            <text:p text:style-name="P21">DocBook (.xml)</text:p>
          </table:table-cell>
          <table:table-cell table:style-name="Table1.A1" office:value-type="string">
            <text:p text:style-name="P21">Unified Office Format text (.uot, .uof)</text:p>
          </table:table-cell>
        </table:table-row>
        <table:table-row>
          <table:table-cell table:style-name="Table1.A1" office:value-type="string">
            <text:p text:style-name="P21">Ichitaro 8/9/10/11 (.jtd and .jtt)</text:p>
          </table:table-cell>
          <table:table-cell table:style-name="Table1.A1" office:value-type="string">
            <text:p text:style-name="P21">Hangul WP 97 (.hwp)</text:p>
          </table:table-cell>
        </table:table-row>
        <table:table-row>
          <table:table-cell table:style-name="Table1.A1" office:value-type="string">
            <text:p text:style-name="P21">T602 Document (.602, .txt)</text:p>
          </table:table-cell>
          <table:table-cell table:style-name="Table1.A1" office:value-type="string">
            <text:p text:style-name="P24">eBook (.pdb)</text:p>
          </table:table-cell>
        </table:table-row>
        <table:table-row>
          <table:table-cell table:style-name="Table1.A1" office:value-type="string">
            <text:p text:style-name="P25">Apple Pages 4 (.pages)</text:p>
          </table:table-cell>
          <table:table-cell table:style-name="Table1.A1" office:value-type="string">
            <text:p text:style-name="P23">HTML Document (.htm, .html)</text:p>
          </table:table-cell>
        </table:table-row>
        <table:table-row>
          <table:table-cell table:style-name="Table1.A1" office:value-type="string">
            <text:p text:style-name="P19">... and many others</text:p>
          </table:table-cell>
          <table:table-cell table:style-name="Table1.A1" office:value-type="string">
            <text:p text:style-name="P18"/>
          </table:table-cell>
        </table:table-row>
      </table:table>
      <text:p text:style-name="P5">Most of these file types are automatically detected by LibreOffice, so they can be opened without explicitly selecting the document type in the file picker.</text:p>
      <text:p text:style-name="P5">When opening .htm or .html files (used for web pages), LibreOffice customizes Writer for working with these files.</text:p>
      <text:h text:style-name="P50" text:outline-level="2"><text:bookmark-start text:name="__RefHeading__182232_780470623"/><text:soft-page-break/>Opening <text:alphabetical-index-mark text:string-value="opening" text:key1="spreadsheets"/>spreadsheets<text:bookmark-end text:name="__RefHeading__182232_780470623"/></text:h>
      <text:p text:style-name="P40">In addition to OpenDocument formats (.ods, .ots, and .fods), Calc can open the formats used by OpenOffice.org 1.x (.sxc and .stc) and the following spreadsheet formats:</text:p>
      <text:p text:style-name="P19">Microsoft Excel 97/2000/XP (.xls, .xlw, and .xlt)<text:line-break/>Microsoft Excel 4.x–5.0/95 (.xls, .xlw, and .xlt)<text:lin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50" text:outline-level="2"><text:bookmark-start text:name="__RefHeading__182234_780470623"/>Opening <text:alphabetical-index-mark text:string-value="opening" text:key1="graphic files"/>presentations<text:bookmark-end text:name="__RefHeading__182234_780470623"/></text:h>
      <text:p text:style-name="P40">In addition to OpenDocument formats (.odp, .odg, .otp, and .fopd), Impress can open the formats used by OpenOffice.org 1.x (.sxi and .sti) and the following presentation formats:</text:p>
      <text:p text:style-name="P19">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50" text:outline-level="2"><text:bookmark-start text:name="__RefHeading__182236_780470623"/>Opening <text:alphabetical-index-mark text:string-value="opening" text:key1="graphic files"/>graphic files<text:bookmark-end text:name="__RefHeading__182236_780470623"/></text:h>
      <text:p text:style-name="P5">In addition to OpenDocument formats (.odg and .otg), Draw can open the formats used by OpenOffice.org 1.x (.sxd and .std) and the following graphic formats:</text:p>
      <text:p text:style-name="P18">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32">BMP</text:p>
          </table:table-cell>
          <table:table-cell table:style-name="Table4.A1" office:value-type="string">
            <text:p text:style-name="P32">JPEG, JPG</text:p>
          </table:table-cell>
          <table:table-cell table:style-name="Table4.A1" office:value-type="string">
            <text:p text:style-name="P32">PCX</text:p>
          </table:table-cell>
          <table:table-cell table:style-name="Table4.A1" office:value-type="string">
            <text:p text:style-name="P32">PSD</text:p>
          </table:table-cell>
          <table:table-cell table:style-name="Table4.A1" office:value-type="string">
            <text:p text:style-name="P32">SGV</text:p>
          </table:table-cell>
          <table:table-cell table:style-name="Table4.A1" office:value-type="string">
            <text:p text:style-name="P32">WMF</text:p>
          </table:table-cell>
        </table:table-row>
        <table:table-row>
          <table:table-cell table:style-name="Table4.A1" office:value-type="string">
            <text:p text:style-name="P32">DXF</text:p>
          </table:table-cell>
          <table:table-cell table:style-name="Table4.A1" office:value-type="string">
            <text:p text:style-name="P32">MET</text:p>
          </table:table-cell>
          <table:table-cell table:style-name="Table4.A1" office:value-type="string">
            <text:p text:style-name="P32">PGM</text:p>
          </table:table-cell>
          <table:table-cell table:style-name="Table4.A1" office:value-type="string">
            <text:p text:style-name="P32">RAS</text:p>
          </table:table-cell>
          <table:table-cell table:style-name="Table4.A1" office:value-type="string">
            <text:p text:style-name="P32">SVM</text:p>
          </table:table-cell>
          <table:table-cell table:style-name="Table4.A1" office:value-type="string">
            <text:p text:style-name="P32">XBM</text:p>
          </table:table-cell>
        </table:table-row>
        <table:table-row>
          <table:table-cell table:style-name="Table4.A1" office:value-type="string">
            <text:p text:style-name="P32">EMF</text:p>
          </table:table-cell>
          <table:table-cell table:style-name="Table4.A1" office:value-type="string">
            <text:p text:style-name="P32">PBM</text:p>
          </table:table-cell>
          <table:table-cell table:style-name="Table4.A1" office:value-type="string">
            <text:p text:style-name="P32">PLT</text:p>
          </table:table-cell>
          <table:table-cell table:style-name="Table4.A1" office:value-type="string">
            <text:p text:style-name="P32">SDA</text:p>
          </table:table-cell>
          <table:table-cell table:style-name="Table4.A1" office:value-type="string">
            <text:p text:style-name="P32">TGA</text:p>
          </table:table-cell>
          <table:table-cell table:style-name="Table4.A1" office:value-type="string">
            <text:p text:style-name="P32">XPM</text:p>
          </table:table-cell>
        </table:table-row>
        <table:table-row>
          <table:table-cell table:style-name="Table4.A1" office:value-type="string">
            <text:p text:style-name="P32">EPS</text:p>
          </table:table-cell>
          <table:table-cell table:style-name="Table4.A1" office:value-type="string">
            <text:p text:style-name="P32">PCD</text:p>
          </table:table-cell>
          <table:table-cell table:style-name="Table4.A1" office:value-type="string">
            <text:p text:style-name="P32">PNG</text:p>
          </table:table-cell>
          <table:table-cell table:style-name="Table4.A1" office:value-type="string">
            <text:p text:style-name="P32">SDD</text:p>
          </table:table-cell>
          <table:table-cell table:style-name="Table4.A1" office:value-type="string">
            <text:p text:style-name="P32">TIF, TIFF</text:p>
          </table:table-cell>
          <table:table-cell table:style-name="Table4.A1" office:value-type="string">
            <text:p text:style-name="P32"/>
          </table:table-cell>
        </table:table-row>
        <table:table-row>
          <table:table-cell table:style-name="Table4.A1" office:value-type="string">
            <text:p text:style-name="P32">GIF</text:p>
          </table:table-cell>
          <table:table-cell table:style-name="Table4.A1" office:value-type="string">
            <text:p text:style-name="P32">PCT</text:p>
          </table:table-cell>
          <table:table-cell table:style-name="Table4.A1" office:value-type="string">
            <text:p text:style-name="P32">PPM</text:p>
          </table:table-cell>
          <table:table-cell table:style-name="Table4.A1" office:value-type="string">
            <text:p text:style-name="P32">SGF</text:p>
          </table:table-cell>
          <table:table-cell table:style-name="Table4.A1" office:value-type="string">
            <text:p text:style-name="P32">VOR</text:p>
          </table:table-cell>
          <table:table-cell table:style-name="Table4.A1" office:value-type="string">
            <text:p text:style-name="P32"/>
          </table:table-cell>
        </table:table-row>
      </table:table>
      <text:h text:style-name="P50" text:outline-level="2"><text:bookmark-start text:name="__RefHeading__182238_780470623"/><text:soft-page-break/>Opening <text:alphabetical-index-mark text:string-value="formula files, opening"/>formula files<text:bookmark-end text:name="__RefHeading__182238_780470623"/></text:h>
      <text:p text:style-name="P5">In addition to OpenDocument Formula (.odf) files, Math can open the format used by OpenOffice.org 1.x (.sxm), StarMath, (.smf), and MathML (.mml) files.</text:p>
      <text:p text:style-name="P5">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text:change text:change-id="ct55726704"/> LibreOffice Math object.</text:p>
      <text:h text:style-name="P52" text:outline-level="1"><text:bookmark-start text:name="__RefHeading__182240_780470623"/>File formats LibreOffice can save to<text:bookmark-end text:name="__RefHeading__182240_780470623"/></text:h>
      <text:p text:style-name="P5">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4256777201" text:style-name="Heading_20_Tip">
        <text:list-item>
          <text:p text:style-name="P46">Tip</text:p>
        </text:list-item>
      </text:list>
      <text:p text:style-name="P34">When sharing a document that you do not expect or want the recipient to modify, the preferred option is to convert the document to PDF. LibreOffice provides a very straightforward way to convert documents to PDF. See Chapter 10 Printing, Exporting, and E-Mailing in this guide.</text:p>
      <text:h text:style-name="P50" text:outline-level="2"><text:bookmark-start text:name="__RefHeading__182242_780470623"/>Saving text documents<text:bookmark-end text:name="__RefHeading__182242_780470623"/></text:h>
      <text:p text:style-name="P40">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27">Microsoft Word 97–2003 (.doc)</text:p>
          </table:table-cell>
          <table:table-cell table:style-name="Table5.A1" office:value-type="string">
            <text:p text:style-name="P28">Microsoft Word 2003 XML (.xml)</text:p>
          </table:table-cell>
        </table:table-row>
        <table:table-row>
          <table:table-cell table:style-name="Table5.A1" office:value-type="string">
            <text:p text:style-name="P27">Microsoft Word 2007–2013 XML (.docx)</text:p>
          </table:table-cell>
          <table:table-cell table:style-name="Table5.A1" office:value-type="string">
            <text:p text:style-name="P26">Office Open XML Text (.docx)</text:p>
          </table:table-cell>
        </table:table-row>
        <table:table-row>
          <table:table-cell table:style-name="Table5.A1" office:value-type="string">
            <text:p text:style-name="P26">Rich Text Format (.rtf)</text:p>
          </table:table-cell>
          <table:table-cell table:style-name="Table5.A1" office:value-type="string">
            <text:p text:style-name="P26">Text (.txt)</text:p>
          </table:table-cell>
        </table:table-row>
        <table:table-row>
          <table:table-cell table:style-name="Table5.A1" office:value-type="string">
            <text:p text:style-name="P26">Text Encoded (.txt)</text:p>
          </table:table-cell>
          <table:table-cell table:style-name="Table5.A1" office:value-type="string">
            <text:p text:style-name="P26">Unified Office Format text (.uot, .uof)</text:p>
          </table:table-cell>
        </table:table-row>
        <table:table-row>
          <table:table-cell table:style-name="Table5.A1" office:value-type="string">
            <text:p text:style-name="P26">HTML Document (.html and .htm)</text:p>
          </table:table-cell>
          <table:table-cell table:style-name="Table5.A1" office:value-type="string">
            <text:p text:style-name="P26">DocBook (.xml)</text:p>
          </table:table-cell>
        </table:table-row>
      </table:table>
      <text:p text:style-name="P5">Encryption support within the Microsoft Word 97/2000/XP filter allows password protected Microsoft Word documents to be saved.</text:p>
      <text:list xml:id="list3122453058" text:style-name="Heading_20_Note">
        <text:list-item>
          <text:p text:style-name="P47">Note</text:p>
        </text:list-item>
      </text:list>
      <text:p text:style-name="P34">The .rtf format is a common format for transferring text files between applications, but you are likely to experience loss of formatting and images. For this reason, other formats should be used.</text:p>
      <text:h text:style-name="P50" text:outline-level="2"><text:bookmark-start text:name="__RefHeading__182244_780470623"/>Saving spreadsheet files<text:bookmark-end text:name="__RefHeading__182244_780470623"/></text:h>
      <text:p text:style-name="P40"><text:alphabetical-index-mark text:string-value="saving" text:key1="spreadsheets"/>In addition to OpenDocument formats (.ods and .ots), Calc can save in these formats:</text:p>
      <table:table table:name="Table6" table:style-name="Table6">
        <table:table-column table:style-name="Table6.A"/>
        <table:table-column table:style-name="Table6.B"/>
        <table:table-row>
          <table:table-cell office:value-type="string">
            <text:p text:style-name="P29">Microsoft Excel 97–200<text:span text:style-name="T8">3</text:span> (.xls and .xlw)</text:p>
          </table:table-cell>
          <table:table-cell office:value-type="string">
            <text:p text:style-name="P29">Data Interchange Format (.dif)</text:p>
          </table:table-cell>
        </table:table-row>
        <table:table-row table:style-name="Table6.2">
          <table:table-cell office:value-type="string">
            <text:p text:style-name="P29">Microsoft Excel 97–<text:span text:style-name="T9">2003</text:span> Template (.xlt)</text:p>
          </table:table-cell>
          <table:table-cell office:value-type="string">
            <text:p text:style-name="P29">dBase (.dbf)</text:p>
          </table:table-cell>
        </table:table-row>
        <table:table-row>
          <table:table-cell office:value-type="string">
            <text:p text:style-name="P29">Microsoft Excel 2003 XML (.xml)</text:p>
          </table:table-cell>
          <table:table-cell office:value-type="string">
            <text:p text:style-name="P29">SYLK (.slk)</text:p>
          </table:table-cell>
        </table:table-row>
        <table:table-row>
          <table:table-cell office:value-type="string">
            <text:p text:style-name="P29">Microsoft Excel 2007–201<text:span text:style-name="T8">3</text:span> XML (.xlsx)</text:p>
          </table:table-cell>
          <table:table-cell office:value-type="string">
            <text:p text:style-name="P29">Text CSV (.csv and .txt)</text:p>
          </table:table-cell>
        </table:table-row>
        <table:table-row>
          <table:table-cell office:value-type="string">
            <text:p text:style-name="P29">Office Open XML Spreadsheet (.xlsx)</text:p>
          </table:table-cell>
          <table:table-cell office:value-type="string">
            <text:p text:style-name="P29">Unified Office Format spreadsheet (.uos)</text:p>
          </table:table-cell>
        </table:table-row>
        <table:table-row>
          <table:table-cell office:value-type="string">
            <text:p text:style-name="P29">HTML Document (Calc) (.html and .htm)</text:p>
          </table:table-cell>
          <table:table-cell office:value-type="string">
            <text:p text:style-name="P30"/>
          </table:table-cell>
        </table:table-row>
      </table:table>
      <text:h text:style-name="P51" text:outline-level="2"><text:bookmark-start text:name="__RefHeading__182246_780470623"/><text:soft-page-break/>Saving presentations<text:bookmark-end text:name="__RefHeading__182246_780470623"/></text:h>
      <text:p text:style-name="P40"><text:alphabetical-index-mark text:string-value="saving" text:key1="presentations"/>In addition to OpenDocument formats (.odp, .otp, .fodp, and .odg), Impress can save in these formats:</text:p>
      <text:p text:style-name="P20">Microsoft PowerPoint 97–2003 (.ppt)<text:line-break/>Microsoft PowerPoint 97–2003 Template (.pot)<text:line-break/>Microsoft PowerPoint 97–2003 AutoPlay (.pps)<text:line-break/>Microsoft PowerPoint 2007–2013 XML (.pptx, .potm)<text:line-break/>Microsoft PowerPoint 2007–2013 XML AutoPlay (.ppsx)<text:line-break/>Office Open XML Presentation (.pptx, .potm, .ppsx)<text:line-break/>Unified Office Format presentation (.uop)</text:p>
      <text:p text:style-name="P5">Impress can also export to MacroMedia Flash (.swf) and any of the graphics formats listed for Draw.</text:p>
      <text:h text:style-name="P50" text:outline-level="2"><text:bookmark-start text:name="__RefHeading__182248_780470623"/>Saving drawings<text:bookmark-end text:name="__RefHeading__182248_780470623"/></text:h>
      <text:p text:style-name="P5"><text:alphabetical-index-mark text:string-value="saving" text:key1="graphic files"/>Draw can only save in the OpenDocument Drawing formats (.odg, .otg, and .fodg), the OpenOffice.org 1.x formats (.sxd and .std) and StarDraw format (.sda, .sdd, and .vor).</text:p>
      <text:p text:style-name="P5">However, Draw can also export to BMP, EMF, EPS, GIF, JPEG, MET, PBM, PCT, PGM, PNG, PPM, RAS, SVG, SVM, TIFF, WMF, and XPM.</text:p>
      <text:h text:style-name="P50" text:outline-level="2"><text:bookmark-start text:name="__RefHeading__182250_780470623"/>Writer/Web can save in these formats<text:bookmark-end text:name="__RefHeading__182250_780470623"/></text:h>
      <text:p text:style-name="P18">HTML document (.html and .htm), as HTML 4.0 Transitional<text:line-break/>Text and Text Encoded (LibreOffice Writer/Web) (.txt)</text:p>
      <text:h text:style-name="P52" text:outline-level="1"><text:bookmark-start text:name="__RefHeading__184177_780470623"/>Exporting to other formats<text:bookmark-end text:name="__RefHeading__184177_780470623"/></text:h>
      <text:p text:style-name="P5">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change-start text:change-id="ct59106800"/></text:p>
      <text:p text:style-name="P62">PDF is the well known export format since LibreOffice 1.5 and EPUB is a new format for export since LibreOffice 6.0<text:change-end text:change-id="ct59106800"/><text:change-start text:change-id="ct140519787259824"/>. <text:change-end text:change-id="ct140519787259824"/></text:p>
      <text:p text:style-name="P16">LibreOffice can export files to HTML and XHTML. To publish on a Wiki server, export the documents with MediaWiki (.txt) format. In addition, Draw and Impress can export to Adobe Flash (.swf) and a range of image formats. </text:p>
      <text:p text:style-name="P5"><text:bookmark-start text:name="__RefHeading__5648_15665686441"/>To export to one of these formats, choose <text:span text:style-name="LOMenuPath">File &gt; Export</text:span>. On the Export dialog, specify a file name for the exported document, then select the desired format in the <text:span text:style-name="LOEmphasis">File format</text:span> list and click the <text:span text:style-name="LOMenuPath">Export</text:span> butto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d43fa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Footer"><text:page-number text:select-page="current">8</text:page-number><text:s/><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style: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style: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59M35S</meta:editing-duration>
    <meta:editing-cycles>40</meta:editing-cycles>
    <meta:generator>LibreOffice/5.4.3.2$Linux_X86_64 LibreOffice_project/92a7159f7e4af62137622921e809f8546db437e5</meta:generator>
    <dc:title>Appendix B  Open Source, Standards, Document</dc:title>
    <meta:initial-creator>Jean Weber</meta:initial-creator>
    <dc:date>2017-12-04T14:31:16.861419583</dc:date>
    <dc:creator>Olivier Hallot</dc:creator>
    <meta:document-statistic meta:table-count="7" meta:image-count="1" meta:object-count="0" meta:page-count="9" meta:paragraph-count="230" meta:word-count="2563" meta:character-count="16831" meta:non-whitespace-character-count="14498"/>
    <meta:template xlink:type="simple" xlink:actuate="onRequest" xlink:title="LO 5.0 Chapter Template" xlink:href="../../../../.config/libreoffice/4/user/template/TDFGuides/LO%205.0%20Chapter%20Template.ott" meta:date="2017-02-21T19:36:08.216176398"/>
  </office:meta>
</office:document-meta>
</file>